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NewPS-BoldMT" svg:font-family="CourierNewPS-BoldMT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NewPS-BoldMT1" svg:font-family="CourierNewPS-BoldMT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loext:contextual-spacing="true" fo:line-height="100%"/>
    </style:style>
    <style:style style:name="P2" style:family="paragraph" style:parent-style-name="List_20_Paragraph" style:list-style-name="WWNum3">
      <style:paragraph-properties fo:margin-top="0cm" fo:margin-bottom="0cm" loext:contextual-spacing="true" fo:line-height="100%"/>
    </style:style>
    <style:style style:name="P3" style:family="paragraph" style:parent-style-name="List_20_Paragraph" style:list-style-name="WWNum3">
      <style:paragraph-properties fo:margin-top="0cm" fo:margin-bottom="0cm" loext:contextual-spacing="true" fo:line-height="100%"/>
      <style:text-properties officeooo:paragraph-rsid="001f83f5"/>
    </style:style>
    <style:style style:name="P4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5" style:family="paragraph" style:parent-style-name="List_20_Paragraph">
      <style:paragraph-properties fo:margin-top="0cm" fo:margin-bottom="0cm" loext:contextual-spacing="true" fo:line-height="100%"/>
      <style:text-properties fo:font-size="14pt" fo:font-weight="bold" style:font-size-asian="14pt" style:font-weight-asian="bold" style:font-name-complex="CourierNewPS-BoldMT1" style:font-size-complex="14pt" style:font-weight-complex="bold"/>
    </style:style>
    <style:style style:name="P6" style:family="paragraph" style:parent-style-name="List_20_Paragraph">
      <style:paragraph-properties fo:margin-top="0cm" fo:margin-bottom="0cm" loext:contextual-spacing="true" fo:line-height="100%"/>
      <style:text-properties fo:font-size="14pt" fo:font-weight="bold" officeooo:paragraph-rsid="001f83f5" style:font-size-asian="14pt" style:font-weight-asian="bold" style:font-name-complex="CourierNewPS-BoldMT1" style:font-size-complex="14pt" style:font-weight-complex="bold"/>
    </style:style>
    <style:style style:name="P7" style:family="paragraph" style:parent-style-name="No_20_Spacing">
      <style:text-properties officeooo:paragraph-rsid="001f83f5"/>
    </style:style>
    <style:style style:name="P8" style:family="paragraph" style:parent-style-name="Standard">
      <style:text-properties officeooo:paragraph-rsid="001f83f5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NewRomanPS-BoldMT" fo:font-size="18pt" fo:font-weight="bold" style:font-size-asian="18pt" style:font-weight-asian="bold" style:font-name-complex="TimesNewRomanPS-BoldMT1" style:font-size-complex="1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NewRomanPS-BoldMT" fo:font-size="14pt" style:font-size-asian="14pt" style:font-name-complex="TimesNewRomanPS-BoldMT1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NewRomanPS-BoldMT" fo:font-size="14pt" fo:font-weight="bold" officeooo:paragraph-rsid="001f83f5" style:font-size-asian="14pt" style:font-weight-asian="bold" style:font-name-complex="TimesNewRomanPS-BoldMT1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1f83f5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NewRomanPSMT" fo:font-size="14pt" style:font-size-asian="14pt" style:font-name-complex="TimesNewRomanPSMT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NewRomanPSMT" fo:font-size="14pt" officeooo:paragraph-rsid="001f83f5" style:font-size-asian="14pt" style:font-name-complex="TimesNewRomanPSMT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NewRomanPSMT" fo:font-size="14pt" fo:font-weight="bold" style:font-size-asian="14pt" style:font-weight-asian="bold" style:font-name-complex="TimesNewRomanPSMT1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NewRomanPSMT" fo:font-size="14pt" fo:language="en" fo:country="US" style:font-size-asian="14pt" style:font-name-complex="TimesNewRomanPSMT1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font-weight="bold" officeooo:paragraph-rsid="001f83f5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font-weight="bold" officeooo:rsid="001367cd" officeooo:paragraph-rsid="001f83f5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en" fo:country="US" fo:font-weight="bold" officeooo:paragraph-rsid="001f83f5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font-style="italic" fo:font-weight="normal" officeooo:rsid="0014ef5f" officeooo:paragraph-rsid="001f83f5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2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1f83f5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 fo:background-color="transparent"/>
      <style:text-properties fo:color="#000000" style:font-name="TimesNewRomanPSMT" fo:font-size="14pt" fo:font-style="normal" fo:font-weight="normal" officeooo:rsid="001fe3ad" officeooo:paragraph-rsid="001f83f5" style:font-size-asian="14pt" style:font-style-asian="normal" style:font-weight-asian="normal" style:font-name-complex="TimesNewRomanPSMT1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 fo:background-color="transparent"/>
      <style:text-properties fo:color="#000000" style:font-name="TimesNewRomanPSMT" fo:font-size="14pt" fo:font-style="normal" fo:font-weight="normal" officeooo:rsid="0014ef5f" officeooo:paragraph-rsid="001f83f5" style:font-size-asian="14pt" style:font-style-asian="normal" style:font-weight-asian="normal" style:font-name-complex="TimesNewRomanPSMT1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1.27cm" style:auto-text-indent="false" fo:background-color="transparent"/>
      <style:text-properties fo:color="#000000" style:font-name="Times New Roman" fo:font-size="14pt" fo:font-style="normal" fo:font-weight="bold" officeooo:rsid="0014ef5f" officeooo:paragraph-rsid="001f83f5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indent="1.27cm" style:auto-text-indent="false" style:page-number="auto" fo:background-color="transparent"/>
      <style:text-properties fo:color="#000000" style:font-name="Times New Roman" fo:font-size="14pt" fo:font-style="normal" fo:font-weight="bold" officeooo:rsid="0014ef5f" officeooo:paragraph-rsid="001f83f5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1.27cm" style:auto-text-indent="false" fo:background-color="transparent" style:writing-mode="lr-tb"/>
      <style:text-properties fo:color="#000000" style:font-name="TimesNewRomanPSMT" fo:font-size="14pt" fo:font-style="normal" fo:font-weight="normal" officeooo:rsid="001fe3ad" officeooo:paragraph-rsid="001f83f5" style:font-size-asian="14pt" style:font-style-asian="normal" style:font-weight-asian="normal" style:font-name-complex="TimesNewRomanPSMT1" style:font-size-complex="14pt" style:font-style-complex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 style:page-number="auto" fo:background-color="transparent"/>
      <style:text-properties fo:color="#000000" style:font-name="Times New Roman" fo:font-size="14pt" fo:font-style="normal" fo:font-weight="bold" officeooo:rsid="001f83f5" officeooo:paragraph-rsid="001f83f5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1.3cm" style:auto-text-indent="false" fo:background-color="transparent"/>
      <style:text-properties fo:color="#000000" style:font-name="Times New Roman" fo:font-size="14pt" fo:font-style="normal" fo:font-weight="normal" officeooo:rsid="0014ef5f" officeooo:paragraph-rsid="001f83f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indent="1.3cm" style:auto-text-indent="false" style:page-number="auto" fo:background-color="transparent"/>
      <style:text-properties fo:color="#000000" style:font-name="Times New Roman" fo:font-size="14pt" fo:font-style="normal" fo:font-weight="bold" officeooo:rsid="0014ef5f" officeooo:paragraph-rsid="001f83f5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font-style="normal" officeooo:paragraph-rsid="001f83f5" style:font-style-asian="normal" style:font-style-complex="normal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font-style="normal" officeooo:paragraph-rsid="001f83f5" style:font-style-asian="normal" style:font-style-complex="normal"/>
    </style:style>
    <style:style style:name="P3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font-style="normal" officeooo:paragraph-rsid="001f83f5" style:font-style-asian="normal" style:font-style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font-style="normal" officeooo:paragraph-rsid="001f83f5" style:font-style-asian="normal" style:font-style-complex="normal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font-style="normal" officeooo:paragraph-rsid="001f83f5" style:font-style-asian="normal" style:font-style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1.3cm" style:auto-text-indent="false" style:page-number="auto" fo:background-color="transparent"/>
      <style:text-properties fo:font-style="normal" officeooo:paragraph-rsid="001f83f5" style:font-style-asian="normal" style:font-style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1.3cm" style:auto-text-indent="false" fo:background-color="transparent" style:writing-mode="lr-tb"/>
      <style:text-properties fo:color="#000000" style:font-name="TimesNewRomanPSMT" fo:font-size="14pt" fo:font-style="normal" fo:font-weight="normal" officeooo:rsid="0014ef5f" officeooo:paragraph-rsid="001f83f5" style:font-size-asian="14pt" style:font-style-asian="normal" style:font-weight-asian="normal" style:font-name-complex="TimesNewRomanPSMT1" style:font-size-complex="14pt" style:font-style-complex="normal" style:font-weight-complex="normal"/>
    </style:style>
    <style:style style:name="P3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1.3cm" style:auto-text-indent="false" style:page-number="auto" fo:background-color="transparent" style:writing-mode="lr-tb"/>
      <style:text-properties fo:color="#000000" style:font-name="TimesNewRomanPSMT" fo:font-size="14pt" fo:font-style="normal" fo:font-weight="bold" officeooo:rsid="001f83f5" officeooo:paragraph-rsid="001f83f5" style:font-size-asian="14pt" style:font-style-asian="normal" style:font-weight-asian="bold" style:font-name-complex="TimesNewRomanPSMT1" style:font-size-complex="14pt" style:font-style-complex="normal" style:font-weight-complex="bold"/>
    </style:style>
    <style:style style:name="P4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1.3cm" style:auto-text-indent="false" style:page-number="auto" fo:background-color="transparent" style:writing-mode="lr-tb"/>
      <style:text-properties fo:font-weight="bold" officeooo:paragraph-rsid="001f83f5" style:font-weight-asian="bold" style:font-weight-complex="bold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1.3cm" style:auto-text-indent="false" style:page-number="auto" fo:background-color="transparent" style:writing-mode="lr-tb"/>
      <style:text-properties fo:font-weight="bold" officeooo:paragraph-rsid="001f83f5" style:font-weight-asian="bold" style:font-weight-complex="bold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1.3cm" style:auto-text-indent="false" style:page-number="auto" fo:background-color="transparent" style:writing-mode="lr-tb"/>
      <style:text-properties fo:font-weight="bold" officeooo:paragraph-rsid="001f83f5" style:font-weight-asian="bold" style:font-weight-complex="bold"/>
    </style:style>
    <style:style style:name="P4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TimesNewRomanPSMT" fo:font-size="14pt" fo:font-style="normal" fo:font-weight="normal" officeooo:rsid="001fe3ad" officeooo:paragraph-rsid="001f83f5" style:font-size-asian="14pt" style:font-style-asian="normal" style:font-weight-asian="normal" style:font-name-complex="TimesNewRomanPSMT1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00" style:font-name="TimesNewRomanPSMT" fo:font-size="14pt" fo:font-style="normal" fo:font-weight="normal" officeooo:rsid="001fe3ad" officeooo:paragraph-rsid="001f83f5" style:font-size-asian="14pt" style:font-style-asian="normal" style:font-weight-asian="normal" style:font-name-complex="TimesNewRomanPSMT1" style:font-size-complex="14pt" style:font-style-complex="normal" style:font-weight-complex="normal"/>
    </style:style>
    <style:style style:name="T1" style:family="text">
      <style:text-properties style:font-name="TimesNewRomanPS-BoldMT" fo:font-size="18pt" fo:font-weight="bold" style:font-size-asian="18pt" style:font-weight-asian="bold" style:font-name-complex="TimesNewRomanPS-BoldMT1" style:font-size-complex="18pt" style:font-weight-complex="bold"/>
    </style:style>
    <style:style style:name="T2" style:family="text">
      <style:text-properties style:font-name="TimesNewRomanPS-BoldMT" fo:font-size="14pt" fo:font-weight="bold" style:font-size-asian="14pt" style:font-weight-asian="bold" style:font-name-complex="TimesNewRomanPS-BoldMT1" style:font-size-complex="14pt" style:font-weight-complex="bold"/>
    </style:style>
    <style:style style:name="T3" style:family="text">
      <style:text-properties style:font-name="TimesNewRomanPS-BoldMT" fo:font-size="14pt" fo:font-weight="bold" officeooo:rsid="001f83f5" style:font-size-asian="14pt" style:font-weight-asian="bold" style:font-name-complex="TimesNewRomanPS-BoldMT1" style:font-size-complex="14pt" style:font-weight-complex="bold"/>
    </style:style>
    <style:style style:name="T4" style:family="text">
      <style:text-properties style:font-name="TimesNewRomanPS-BoldMT" fo:font-size="14pt" fo:language="en" fo:country="US" style:font-size-asian="14pt" style:font-name-complex="TimesNewRomanPS-BoldMT1" style:font-size-complex="14pt" style:font-weight-complex="bold"/>
    </style:style>
    <style:style style:name="T5" style:family="text">
      <style:text-properties style:font-name="TimesNewRomanPS-BoldMT" fo:font-size="14pt" style:font-size-asian="14pt" style:font-name-complex="TimesNewRomanPS-BoldMT1" style:font-size-complex="14pt" style:font-weight-complex="bold"/>
    </style:style>
    <style:style style:name="T6" style:family="text">
      <style:text-properties style:font-name="TimesNewRomanPSMT" fo:font-size="14pt" style:font-size-asian="14pt" style:font-name-complex="TimesNewRomanPSMT1" style:font-size-complex="14pt"/>
    </style:style>
    <style:style style:name="T7" style:family="text">
      <style:text-properties style:font-name="TimesNewRomanPSMT" fo:font-size="14pt" officeooo:rsid="001fe3ad" style:font-size-asian="14pt" style:font-name-complex="TimesNewRomanPSMT1" style:font-size-complex="14pt"/>
    </style:style>
    <style:style style:name="T8" style:family="text">
      <style:text-properties style:font-name="TimesNewRomanPSMT" fo:font-size="14pt" fo:language="en" fo:country="US" style:font-size-asian="14pt" style:font-name-complex="TimesNewRomanPSMT1" style:font-size-complex="14pt"/>
    </style:style>
    <style:style style:name="T9" style:family="text">
      <style:text-properties style:font-name="TimesNewRomanPSMT" fo:font-size="14pt" fo:font-weight="bold" style:font-size-asian="14pt" style:font-weight-asian="bold" style:font-name-complex="TimesNewRomanPSMT1" style:font-size-complex="14pt" style:font-weight-complex="bold"/>
    </style:style>
    <style:style style:name="T10" style:family="text">
      <style:text-properties style:font-name="TimesNewRomanPSMT" fo:language="en" fo:country="US" style:font-name-complex="TimesNewRomanPSMT1"/>
    </style:style>
    <style:style style:name="T11" style:family="text">
      <style:text-properties style:font-name="TimesNewRomanPSMT" fo:language="en" fo:country="US" officeooo:rsid="001fe3ad" style:font-name-complex="TimesNewRomanPSMT1"/>
    </style:style>
    <style:style style:name="T12" style:family="text">
      <style:text-properties style:font-name="TimesNewRomanPSMT" style:font-name-complex="TimesNewRomanPSMT1"/>
    </style:style>
    <style:style style:name="T13" style:family="text">
      <style:text-properties style:font-name="CourierNewPS-BoldMT" fo:font-size="14pt" fo:font-weight="bold" style:font-size-asian="14pt" style:font-weight-asian="bold" style:font-name-complex="CourierNewPS-BoldMT1" style:font-size-complex="14pt" style:font-weight-complex="bold"/>
    </style:style>
    <style:style style:name="T14" style:family="text">
      <style:text-properties style:font-name="CourierNewPS-BoldMT" fo:font-size="14pt" fo:language="en" fo:country="US" fo:font-weight="bold" style:font-size-asian="14pt" style:font-weight-asian="bold" style:font-name-complex="CourierNewPS-BoldMT1" style:font-size-complex="14pt" style:font-weight-complex="bold"/>
    </style:style>
    <style:style style:name="T15" style:family="text">
      <style:text-properties fo:font-size="14pt" fo:font-weight="bold" style:font-size-asian="14pt" style:font-weight-asian="bold" style:font-name-complex="CourierNewPS-BoldMT1" style:font-size-complex="14pt" style:font-weight-complex="bold"/>
    </style:style>
    <style:style style:name="T16" style:family="text">
      <style:text-properties fo:font-size="14pt" fo:language="en" fo:country="US" fo:font-weight="bold" style:font-size-asian="14pt" style:font-weight-asian="bold" style:font-name-complex="CourierNewPS-BoldMT1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language="en" fo:country="US"/>
    </style:style>
    <style:style style:name="T19" style:family="text">
      <style:text-properties fo:color="#000000"/>
    </style:style>
    <style:style style:name="T20" style:family="text">
      <style:text-properties fo:color="#000000" fo:font-size="18pt" style:font-size-asian="18pt" style:font-size-complex="18pt"/>
    </style:style>
    <style:style style:name="T21" style:family="text">
      <style:text-properties fo:color="#000000" style:font-name="TimesNewRomanPSMT" fo:font-size="14pt" fo:font-style="normal" fo:font-weight="normal" officeooo:rsid="001f83f5" style:font-size-asian="14pt" style:font-style-asian="normal" style:font-weight-asian="normal" style:font-name-complex="TimesNewRomanPSMT1" style:font-size-complex="14pt" style:font-style-complex="normal" style:font-weight-complex="normal"/>
    </style:style>
    <style:style style:name="T22" style:family="text">
      <style:text-properties fo:color="#000000" style:font-name="TimesNewRomanPSMT" fo:font-size="14pt" fo:font-style="normal" officeooo:rsid="001f83f5" style:font-size-asian="14pt" style:font-style-asian="normal" style:font-name-complex="TimesNewRomanPSMT1" style:font-size-complex="14pt" style:font-style-complex="normal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officeooo:rsid="001f83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">Лабораторная работа №</text:span><text:span text:style-name="T3">4</text:span><text:span text:style-name="T2">. Работа с файловой</text:span></text:p>
      <text:p text:style-name="P11"><text:span text:style-name="T19">системой в ОС GNU/Linux</text:span></text:p>
      <text:p text:style-name="P19"/>
      <text:p text:style-name="P20">Выполнил: Кущенко М. С.</text:p>
      <text:p text:style-name="P21"/>
      <text:p text:style-name="P31">Задание:</text:p>
      <text:p text:style-name="P14"><text:span text:style-name="T6">Создайте скрипты для перечисленных заданий и предъявите их преподавателю.</text:span></text:p>
      <text:p text:style-name="P16"/>
      <text:list xml:id="list940659935" text:style-name="WWNum3">
        <text:list-item>
          <text:p text:style-name="P3"><text:span text:style-name="T6">Скрипт </text:span><text:span text:style-name="T15">remftrash</text:span><text:span text:style-name="T16">.</text:span></text:p>
        </text:list-item>
      </text:list>
      <text:p text:style-name="P7"><text:span text:style-name="T17">Разработать технологию,алгоритм, нарисовать блок-схему.</text:span></text:p>
      <text:p text:style-name="P14"><text:span text:style-name="T6">a. Скрипту передается один параметр – имя файла в текущем каталоге</text:span></text:p>
      <text:p text:style-name="P14"><text:span text:style-name="T6">вызова скрипта.</text:span></text:p>
      <text:p text:style-name="P14"><text:span text:style-name="T6">b. Скрипт проверяет, создан ли скрытый каталог </text:span><text:span text:style-name="T13">trash </text:span><text:span text:style-name="T6">в домашнем</text:span></text:p>
      <text:p text:style-name="P14"><text:span text:style-name="T6">каталоге пользователя. Если он не создан – создает его.</text:span></text:p>
      <text:p text:style-name="P14"><text:span text:style-name="T6">c. После этого скрипт создает в этом каталоге жесткую ссылку на</text:span></text:p>
      <text:p text:style-name="P14"><text:span text:style-name="T6">переданный файл с уникальным именем (например, присваивает</text:span></text:p>
      <text:p text:style-name="P14"><text:span text:style-name="T6">каждой новой ссылке имя, соответствующее следующему натуральному числу) и удаляет файл в текущем каталоге.</text:span></text:p>
      <text:p text:style-name="P14"><text:span text:style-name="T6">d. Затем в скрытый файл </text:span><text:span text:style-name="T13">trash.log </text:span><text:span text:style-name="T6">в домашнем каталоге</text:span></text:p>
      <text:p text:style-name="P14"><text:span text:style-name="T6">пользователя помещается запись, содержащая &lt;имя ссылки&gt; - полный исходный путь к удаленному файлу .</text:span></text:p>
      <text:p text:style-name="P16"/>
      <text:list xml:id="list51349958345154" text:continue-numbering="true" text:style-name="WWNum3">
        <text:list-item>
          <text:p text:style-name="P3"><text:span text:style-name="T6">Скрипт </text:span><text:span text:style-name="T13">un</text:span><text:span text:style-name="T15">f</text:span><text:span text:style-name="T13">trash</text:span></text:p>
        </text:list-item>
      </text:list>
      <text:p text:style-name="P7"><text:span text:style-name="T17">Разработать технологию,алгоритм, нарисовать блок-схему.</text:span></text:p>
      <text:p text:style-name="P8"><text:span text:style-name="T6">a. Скрипту передается один параметр – имя файла, который нужно восстановить (без полного пути – только имя).</text:span></text:p>
      <text:p text:style-name="P14"><text:span text:style-name="T6">b. Скрипт по файлу </text:span><text:span text:style-name="T13">trash.log </text:span><text:span text:style-name="T6">должен найти все записи, содержащие в качестве имени файла переданный параметр, и выводить по одному на экран полные имена таких файлов с запросом подтверждения на восстановление.</text:span></text:p>
      <text:p text:style-name="P14"><text:span text:style-name="T6">c. Если пользователь отвечает на подтверждение положительно, то</text:span></text:p>
      <text:p text:style-name="P14"><text:span text:style-name="T6">предпринимается попытка восстановить файл по указанному полному пути (создать в соответствующем каталоге жесткую ссылку на файл из </text:span><text:span text:style-name="T13">trash </text:span><text:span text:style-name="T6">и удалить соответствующий файл из </text:span><text:span text:style-name="T13">trash</text:span><text:span text:style-name="T6">). Если каталога, указанного в полном пути к файлу, уже не существует, то файл восстанавливается в домашний </text:span><text:soft-page-break/><text:span text:style-name="T6">каталог пользователя с выводом соответствующего сообщения.</text:span></text:p>
      <text:p text:style-name="P16"/>
      <text:list xml:id="list51349431705631" text:continue-numbering="true" text:style-name="WWNum3">
        <text:list-item>
          <text:p text:style-name="P3"><text:span text:style-name="T6">Скрипт make</text:span><text:span text:style-name="T13">backup</text:span><text:span text:style-name="T15">.</text:span></text:p>
        </text:list-item>
      </text:list>
      <text:p text:style-name="P7"><text:span text:style-name="T17">Разработать технологию,алгоритм, нарисовать блок-схему.</text:span></text:p>
      <text:p text:style-name="P7"/>
      <text:p text:style-name="P14"><text:span text:style-name="T6">a. Скрипт создаст в </text:span><text:span text:style-name="T13">/home/user/ </text:span><text:span text:style-name="T6">каталог с именем </text:span><text:span text:style-name="T13">Backup-YYYYMM-</text:span></text:p>
      <text:p text:style-name="P14"><text:span text:style-name="T13">DD</text:span><text:span text:style-name="T6">, где YYYY-MM-DD – дата запуска скрипта, если в</text:span></text:p>
      <text:p text:style-name="P14"><text:span text:style-name="T13">/home/user/ </text:span><text:span text:style-name="T6">нет каталога с именем, соответствующим дате,</text:span></text:p>
      <text:p text:style-name="P14"><text:span text:style-name="T6">отстоящей от текущей менее чем на 7 дней. Если в </text:span><text:span text:style-name="T13">/home/user/</text:span></text:p>
      <text:p text:style-name="P14"><text:span text:style-name="T6">уже есть «действующий» каталог резервного копирования</text:span></text:p>
      <text:p text:style-name="P14"><text:span text:style-name="T6">(созданный не ранее 7 дней от даты запуска скрипта), то новый</text:span></text:p>
      <text:p text:style-name="P14"><text:span text:style-name="T6">каталог не создается. Для определения текущей даты можно</text:span></text:p>
      <text:p text:style-name="P14"><text:span text:style-name="T6">воспользоваться командой </text:span><text:span text:style-name="T13">date</text:span><text:span text:style-name="T6">.</text:span></text:p>
      <text:p text:style-name="P16"/>
      <text:p text:style-name="P16"/>
      <text:p text:style-name="P14"><text:span text:style-name="T6">b. Если новый каталог был создан, то скрипт скопирует в этот каталог</text:span></text:p>
      <text:p text:style-name="P14"><text:span text:style-name="T6">все файлы из каталога </text:span><text:span text:style-name="T13">/home/user/</text:span><text:span text:style-name="T15">listtask</text:span><text:span text:style-name="T13"> </text:span><text:span text:style-name="T6">(для тестирования</text:span></text:p>
      <text:p text:style-name="P14"><text:span text:style-name="T6">скрипта создайте такую директорию и набор файлов в ней). После</text:span></text:p>
      <text:p text:style-name="P14"><text:span text:style-name="T6">этого скрипт выведет в режиме дополнения в файл</text:span></text:p>
      <text:p text:style-name="P14"><text:span text:style-name="T13">/home/user/backup-report </text:span><text:span text:style-name="T6">следующую информацию: строка</text:span></text:p>
      <text:p text:style-name="P14"><text:span text:style-name="T6">со сведениями о создании нового каталога с резервными копиями с</text:span></text:p>
      <text:p text:style-name="P14"><text:span text:style-name="T6">указанием его имени и даты создания; список файлов из </text:span><text:span text:style-name="T13">/home/user/</text:span><text:span text:style-name="T15">listtask</text:span><text:span text:style-name="T13">/</text:span><text:span text:style-name="T6">, которые были скопированы в этот каталог.</text:span></text:p>
      <text:p text:style-name="P14"><text:span text:style-name="T6">c. Если каталог не был создан (есть «действующий» каталог</text:span></text:p>
      <text:p text:style-name="P14"><text:span text:style-name="T6">резервного копирования), то скрипт должен скопировать в него все</text:span></text:p>
      <text:p text:style-name="P14"><text:span text:style-name="T6">файлы из </text:span><text:span text:style-name="T13">/home/user/</text:span><text:span text:style-name="T15">listtask</text:span><text:span text:style-name="T13">/ </text:span><text:span text:style-name="T6">по следующим правилам: если</text:span></text:p>
      <text:p text:style-name="P14"><text:span text:style-name="T6">файла с таким именем в каталоге резервного копирования нет, то он</text:span></text:p>
      <text:p text:style-name="P14"><text:span text:style-name="T6">копируется</text:span><text:span text:style-name="T8"> </text:span><text:span text:style-name="T6">из</text:span><text:span text:style-name="T8"> </text:span><text:span text:style-name="T14">/home/user/</text:span><text:span text:style-name="T16">listtask</text:span><text:span text:style-name="T8">. </text:span><text:span text:style-name="T6">Если файл с таким именем</text:span></text:p>
      <text:p text:style-name="P14"><text:span text:style-name="T6">есть, то его размер сравнивается с размером одноименного файла в</text:span></text:p>
      <text:p text:style-name="P14"><text:span text:style-name="T6">действующем каталоге резервного копирования. Если размеры</text:span></text:p>
      <text:p text:style-name="P14"><text:soft-page-break/><text:span text:style-name="T6">совпадают, файл не копируется. Если размеры отличаются, то файл</text:span></text:p>
      <text:p text:style-name="P14"><text:span text:style-name="T6">копируется c автоматическим созданием версионной копии, таким</text:span></text:p>
      <text:p text:style-name="P14"><text:span text:style-name="T6">образом, в действующем каталоге резервного копирования</text:span></text:p>
      <text:p text:style-name="P14"><text:span text:style-name="T6">появляются обе версии файла (уже имеющийся файл</text:span></text:p>
      <text:p text:style-name="P14"><text:span text:style-name="T6">переименовывается путем добавления дополнительного</text:span></text:p>
      <text:p text:style-name="P14"><text:span text:style-name="T6">расширения «</text:span><text:span text:style-name="T13">.YYYY-MM-DD</text:span><text:span text:style-name="T6">» (дата запуска скрипта), а</text:span></text:p>
      <text:p text:style-name="P14"><text:span text:style-name="T6">скопированный сохраняет имя). После окончания копирования в</text:span></text:p>
      <text:p text:style-name="P14"><text:span text:style-name="T6">файл </text:span><text:span text:style-name="T13">/home/user/backup-report </text:span><text:span text:style-name="T6">выводится строка о</text:span></text:p>
      <text:p text:style-name="P14"><text:span text:style-name="T6">внесении изменений в действующий каталог резервного</text:span></text:p>
      <text:p text:style-name="P14"><text:span text:style-name="T6">копирования с указанием его имени и даты внесения изменений,</text:span></text:p>
      <text:p text:style-name="P14"><text:span text:style-name="T6">затем строки, содержащие имена добавленных файлов с новыми</text:span></text:p>
      <text:p text:style-name="P14"><text:span text:style-name="T6">именами, а затем строки с именами добавленных файлов с</text:span></text:p>
      <text:p text:style-name="P14"><text:span text:style-name="T6">существовавшими в действующем каталоге резервного</text:span></text:p>
      <text:p text:style-name="P14"><text:span text:style-name="T6">копирования именами с указанием через пробел нового имени,</text:span></text:p>
      <text:p text:style-name="P14"><text:span text:style-name="T6">присвоенного предыдущей версии этого файла.</text:span></text:p>
      <text:p text:style-name="P16"/>
      <text:list xml:id="list51348466168857" text:continue-numbering="true" text:style-name="WWNum3">
        <text:list-item>
          <text:p text:style-name="P3"><text:span text:style-name="T6">Скрипт </text:span><text:span text:style-name="T15">restore</text:span><text:span text:style-name="T13">back</text:span><text:span text:style-name="T15">up.</text:span></text:p>
        </text:list-item>
      </text:list>
      <text:p text:style-name="P7"><text:span text:style-name="T17">Разработать технологию,алгоритм, нарисовать блок-схему.</text:span></text:p>
      <text:p text:style-name="P6"/>
      <text:p text:style-name="P14"><text:span text:style-name="T6">a. Скрипт должен скопировать в каталог </text:span><text:span text:style-name="T13">/home/user/</text:span><text:span text:style-name="T15">listtask</text:span><text:span text:style-name="T13">/</text:span></text:p>
      <text:p text:style-name="P14"><text:span text:style-name="T6">все файлы из актуального на данный момент каталога резервного</text:span></text:p>
      <text:p text:style-name="P14"><text:span text:style-name="T6">копирования (имеющего в имени наиболее свежую дату), за исключением файлов с предыдущими версиями.</text:span></text:p>
      <text:p text:style-name="P14"><text:span text:style-name="T6">5. Все скрипты должны корректно обрабатывать любые передаваемые им</text:span></text:p>
      <text:p text:style-name="P14"><text:span text:style-name="T6">входные параметры и значения. Не допускается вывод сообщений об ошибках от отдельных команд, использующихся в скрипте. В случае</text:span></text:p>
      <text:p text:style-name="P14"><text:span text:style-name="T6">некорректных входных данных или невозможности выполнить операцию,</text:span></text:p>
      <text:p text:style-name="P14"><text:span text:style-name="T6">пользователю должно выводиться отдельное сообщение, формирующееся</text:span></text:p>
      <text:p text:style-name="P14"><text:span text:style-name="T6">в скрипте. Перед предъявление результатов выполнения лабораторной</text:span></text:p>
      <text:p text:style-name="P14"><text:span text:style-name="T6">работы преподавателю необходимо провести тестирование разработанных скриптов.</text:span></text:p>
      <text:p text:style-name="P16"><text:soft-page-break/></text:p>
      <text:p text:style-name="P30"><text:span text:style-name="T12">5. Для всех заданий создается простое меню запуска задач, на языке интерпретатора bash, с возможностью выбора одной конкретной задачи. Меню должно работать в бесконечном цикле и завершаться при выборе пункта “Выход”. Пункты меню по операциям бэкапа и восстановления, необходимо добавить самим.</text:span></text:p>
      <text:p text:style-name="P22"/>
      <text:p text:style-name="P27">Ход работы:</text:p>
      <text:p text:style-name="P26"/>
      <text:p text:style-name="P29">1. <text:span text:style-name="T24">Remftrash.</text:span></text:p>
      <text:p text:style-name="P25"/>
      <text:p text:style-name="P24">Код скрипта:</text:p>
      <text:p text:style-name="P43">#!/bin/bash</text:p>
      <text:p text:style-name="P44">#Расположение католога, хранящего удаленные файлы</text:p>
      <text:p text:style-name="P44">trashDirLocation=$HOME/.trash</text:p>
      <text:p text:style-name="P44"/>
      <text:p text:style-name="P44">#Проверка на то, что аргумент был передан</text:p>
      <text:p text:style-name="P44">if [ "$1" == "" ]</text:p>
      <text:p text:style-name="P44">then</text:p>
      <text:p text:style-name="P44"><text:tab/>echo "no input file passed"</text:p>
      <text:p text:style-name="P44"><text:tab/>exit 1</text:p>
      <text:p text:style-name="P44">fi</text:p>
      <text:p text:style-name="P44"/>
      <text:p text:style-name="P44">#Проверка на то, что файл существует</text:p>
      <text:p text:style-name="P44">if ! [ -e $1 ]</text:p>
      <text:p text:style-name="P44">then</text:p>
      <text:p text:style-name="P44"><text:tab/>echo "can't find file named \"$1\" in current folder"</text:p>
      <text:p text:style-name="P44"><text:tab/>exit 1</text:p>
      <text:p text:style-name="P44">fi</text:p>
      <text:p text:style-name="P44"/>
      <text:p text:style-name="P44">#Проверка на то, что католог существует, иначе создадим его</text:p>
      <text:p text:style-name="P44">if ! [ -e $trashDirLocation ]</text:p>
      <text:p text:style-name="P44">then</text:p>
      <text:p text:style-name="P44"><text:tab/>mkdir $trashDirLocation</text:p>
      <text:p text:style-name="P44">fi</text:p>
      <text:p text:style-name="P44"/>
      <text:p text:style-name="P44">#Уникальное имя состоит из исходного и timestamp</text:p>
      <text:p text:style-name="P44">fileName="$1_`date +%s`"</text:p>
      <text:p text:style-name="P44"/>
      <text:p text:style-name="P44">#Создадим жесткую ссылку и удалим исходный файл</text:p>
      <text:p text:style-name="P44">ln $1 $trashDirLocation/$fileName</text:p>
      <text:p text:style-name="P44">rm $1</text:p>
      <text:p text:style-name="P44"><text:soft-page-break/></text:p>
      <text:p text:style-name="P44">echo "$PWD/$1" &gt;&gt; $trashDirLocation/trash.log</text:p>
      <text:p text:style-name="P44"/>
      <text:p text:style-name="P39">2. Unftrash.</text:p>
      <text:p text:style-name="P38"/>
      <text:p text:style-name="P28">Код скрипта:</text:p>
      <text:p text:style-name="P43">#!/bin/bash</text:p>
      <text:p text:style-name="P44">#Расположение католога, хранящего удаленные файлы</text:p>
      <text:p text:style-name="P44">trashDirLocation=$HOME/.trash</text:p>
      <text:p text:style-name="P44"/>
      <text:p text:style-name="P44">#Функция востанавливающая файл</text:p>
      <text:p text:style-name="P44">#Передаем: оригинальный_путь имя временная_метка порядковый_номер</text:p>
      <text:p text:style-name="P44">restore(){</text:p>
      <text:p text:style-name="P44"><text:tab/>way=`echo "$1" | sed "s/\/$2$//"`</text:p>
      <text:p text:style-name="P44"><text:tab/>#echo "way is $way"</text:p>
      <text:p text:style-name="P44"><text:tab/></text:p>
      <text:p text:style-name="P44"><text:tab/>#Проверка на то, что исходный католог существует, иначе используем домашний</text:p>
      <text:p text:style-name="P44"><text:tab/>if ! [ -e "$way" ]</text:p>
      <text:p text:style-name="P44"><text:tab/>then</text:p>
      <text:p text:style-name="P44"><text:tab/><text:tab/>way="$HOME/$2"</text:p>
      <text:p text:style-name="P44"><text:tab/>else</text:p>
      <text:p text:style-name="P44"><text:tab/><text:tab/>way="$1"</text:p>
      <text:p text:style-name="P44"><text:tab/>fi</text:p>
      <text:p text:style-name="P44"><text:tab/></text:p>
      <text:p text:style-name="P44"><text:tab/>#Проверка на существование файла</text:p>
      <text:p text:style-name="P44"><text:tab/>if [ -e "$way" ]</text:p>
      <text:p text:style-name="P44"><text:tab/>then</text:p>
      <text:p text:style-name="P44"><text:tab/><text:tab/>echo "Can't restore file with same name already exist"</text:p>
      <text:p text:style-name="P44"><text:tab/><text:tab/>exit 1</text:p>
      <text:p text:style-name="P44"><text:tab/>fi</text:p>
      <text:p text:style-name="P44"/>
      <text:p text:style-name="P44"><text:tab/>#Создадим жесткую ссылку, удалим файл в trash</text:p>
      <text:p text:style-name="P44"><text:tab/>ln "$trashDirLocation/$2_$3" "$way"</text:p>
      <text:p text:style-name="P44"><text:tab/>rm "$trashDirLocation/$2_$3"</text:p>
      <text:p text:style-name="P44"><text:tab/></text:p>
      <text:p text:style-name="P44"><text:tab/>#Удалим нужную запись в trash.log: вырежем все подходящие, выберем нужную по порядку, удалим, перезапишем оставшиеся в файл </text:p>
      <text:p text:style-name="P44"><text:tab/>local=`grep "/$2$" "$trashDirLocation/trash.log"`</text:p>
      <text:p text:style-name="P44"><text:tab/>sed -i "/\/$2$/d" "$trashDirLocation/trash.log"</text:p>
      <text:p text:style-name="P44"><text:tab/>echo "$local" | sed "$4d" &gt;&gt; "$trashDirLocation/trash.log"</text:p>
      <text:p text:style-name="P44"><text:tab/>echo "Restored at $way"</text:p>
      <text:p text:style-name="P44"><text:soft-page-break/><text:tab/></text:p>
      <text:p text:style-name="P44">}</text:p>
      <text:p text:style-name="P44"/>
      <text:p text:style-name="P44">#Проверка на то, что аргумент был передан</text:p>
      <text:p text:style-name="P44">if [ "$1" == "" ]</text:p>
      <text:p text:style-name="P44">then</text:p>
      <text:p text:style-name="P44"><text:tab/>echo "no input file passed"</text:p>
      <text:p text:style-name="P44"><text:tab/>exit 1</text:p>
      <text:p text:style-name="P44">fi</text:p>
      <text:p text:style-name="P44"/>
      <text:p text:style-name="P44">#Проверка на то, что католог существует</text:p>
      <text:p text:style-name="P44">if ! [ -e $trashDirLocation ]</text:p>
      <text:p text:style-name="P44">then</text:p>
      <text:p text:style-name="P44"><text:tab/>echo "None file have been deleted yet"</text:p>
      <text:p text:style-name="P44"><text:tab/>exit 1</text:p>
      <text:p text:style-name="P44">fi</text:p>
      <text:p text:style-name="P44"/>
      <text:p text:style-name="P44">#Массив прошлых имен</text:p>
      <text:p text:style-name="P44">originalNames=()</text:p>
      <text:p text:style-name="P44">IFS=$'\n' read -r -d '' -a originalNames &lt; &lt;( cat $trashDirLocation/trash.log | grep "/$1$" &amp;&amp; printf '\0' )</text:p>
      <text:p text:style-name="P44">#Массив текущих имен</text:p>
      <text:p text:style-name="P44">backupNames=()</text:p>
      <text:p text:style-name="P44">IFS=$'\n' read -r -d '' -a backupNames &lt; &lt;( ls $trashDirLocation | grep "^$1_" &amp;&amp; printf '\0' )</text:p>
      <text:p text:style-name="P44"/>
      <text:p text:style-name="P44">#Проверка на то, что файл был удален</text:p>
      <text:p text:style-name="P44">if [ "${#originalNames[*]}" -eq 0 ]</text:p>
      <text:p text:style-name="P44">then</text:p>
      <text:p text:style-name="P44"><text:tab/>echo "File \"$1\" haven't been deleted before"</text:p>
      <text:p text:style-name="P44"><text:tab/>exit 1</text:p>
      <text:p text:style-name="P44">fi</text:p>
      <text:p text:style-name="P44"/>
      <text:p text:style-name="P44"/>
      <text:p text:style-name="P44">echo "Files found: ${#backupNames[*]}"</text:p>
      <text:p text:style-name="P44">echo ;</text:p>
      <text:p text:style-name="P44"/>
      <text:p text:style-name="P44">#Если найденно несколько результатов, каждому файлу присваивается порядковый номер</text:p>
      <text:p text:style-name="P44">#на основе порядка занесения в таблицу. По этому же номеру они располагаются в массиве.</text:p>
      <text:p text:style-name="P44">#После каждого удаления файла, из .log удаляется строка с информацией о соответствующем файле.</text:p>
      <text:p text:style-name="P44"><text:soft-page-break/>#Если один из файлов был удален, порядковый номер остальных найденных сдвигается на единицу</text:p>
      <text:p text:style-name="P44">#назад, поэтому вводится restCount, позволяющая вычислить новый порядковый номер.</text:p>
      <text:p text:style-name="P44">restCount=0</text:p>
      <text:p text:style-name="P44">#Перебираем все варианты</text:p>
      <text:p text:style-name="P44">for ((i=0; i &lt; ${#backupNames[*]}; i++))</text:p>
      <text:p text:style-name="P44">do</text:p>
      <text:p text:style-name="P44"><text:tab/>timestamp=`echo ${backupNames[i]} | sed s/^.*_//`</text:p>
      <text:p text:style-name="P44"><text:tab/>echo "$((i+1)).<text:tab/>${originalNames[i]}<text:tab/>`date --date="@$timestamp"`"</text:p>
      <text:p text:style-name="P44"><text:tab/>echo -n "Restore?(y/n)"</text:p>
      <text:p text:style-name="P44"><text:tab/>read answer</text:p>
      <text:p text:style-name="P44"><text:tab/>if [ $answer == "y" ] || [ $answer == "yes" ]</text:p>
      <text:p text:style-name="P44"><text:tab/>then</text:p>
      <text:p text:style-name="P44"><text:tab/><text:tab/>#Востанавливаем файл</text:p>
      <text:p text:style-name="P44"><text:tab/><text:tab/>restore "${originalNames[i]}" "$1" "$timestamp" "$(($i+1-$restCount))"</text:p>
      <text:p text:style-name="P44"><text:tab/><text:tab/>restCount=$(($restCount+1))</text:p>
      <text:p text:style-name="P44"><text:tab/>fi</text:p>
      <text:p text:style-name="P44"><text:tab/>echo ;</text:p>
      <text:p text:style-name="P44">done</text:p>
      <text:p text:style-name="P28"/>
      <text:p text:style-name="P40"><text:span text:style-name="T22">3. Makebackup.</text:span></text:p>
      <text:p text:style-name="P38"/>
      <text:p text:style-name="P28">Код скрипта:</text:p>
      <text:p text:style-name="P44">#!/bin/bash</text:p>
      <text:p text:style-name="P44"/>
      <text:p text:style-name="P44">workingDir=$HOME/listtask</text:p>
      <text:p text:style-name="P44">currentDate=`date +%Y'-'%m'-'%d`</text:p>
      <text:p text:style-name="P44">lastDate=`ls "$HOME" | grep "^Backup-" | sed "s/^Backup-//" | sort -r | head -n 1`</text:p>
      <text:p text:style-name="P44">addString=""</text:p>
      <text:p text:style-name="P44">modifyString=""</text:p>
      <text:p text:style-name="P44"/>
      <text:p text:style-name="P44">#Проверка на то, что католог существует</text:p>
      <text:p text:style-name="P44">if ! [ -e $workingDir ]</text:p>
      <text:p text:style-name="P44">then</text:p>
      <text:p text:style-name="P44"><text:tab/>echo "No target directory to make backup"</text:p>
      <text:p text:style-name="P44"><text:tab/>exit 1</text:p>
      <text:p text:style-name="P44">fi</text:p>
      <text:p text:style-name="P44"/>
      <text:p text:style-name="P44">#Сравнивает даты.</text:p>
      <text:p text:style-name="P44">#Аргументы: новая_дата старая_дата</text:p>
      <text:p text:style-name="P44"><text:soft-page-break/>compareDates(){</text:p>
      <text:p text:style-name="P44"><text:tab/>let DIFF=($(date +%s -d $1)-$(date +%s -d $2))/86400</text:p>
      <text:p text:style-name="P44"><text:tab/>echo $DIFF</text:p>
      <text:p text:style-name="P44">}</text:p>
      <text:p text:style-name="P44"/>
      <text:p text:style-name="P44">#Проверяет когда был последний бэкап и определяет папку в которую производим бэкап</text:p>
      <text:p text:style-name="P44">if [ "$lastDate" != "" ] &amp;&amp; [ `compareDates $currentDate $lastDate` -lt "7" ]</text:p>
      <text:p text:style-name="P44">then</text:p>
      <text:p text:style-name="P44"><text:tab/>backupDir="$HOME/Backup-$lastDate"</text:p>
      <text:p text:style-name="P44">else</text:p>
      <text:p text:style-name="P44"><text:tab/>backupDir="$HOME/Backup-$currentDate"</text:p>
      <text:p text:style-name="P44"><text:tab/>mkdir "$backupDir"</text:p>
      <text:p text:style-name="P44">fi</text:p>
      <text:p text:style-name="P44"/>
      <text:p text:style-name="P44">#Функция делает бэкап для одного файла, если необходимо. Ведет записи.</text:p>
      <text:p text:style-name="P44">#Аргументы: имя_файла</text:p>
      <text:p text:style-name="P44">makeBackup(){</text:p>
      <text:p text:style-name="P44"><text:tab/>if [ -e "$backupDir/$1" ]</text:p>
      <text:p text:style-name="P44"><text:tab/>then</text:p>
      <text:p text:style-name="P44"><text:tab/><text:tab/>if ! [ "`diff -rq "$backupDir/$1" "$workingDir/$1"`" == "" ]</text:p>
      <text:p text:style-name="P44"><text:tab/><text:tab/>then<text:tab/></text:p>
      <text:p text:style-name="P44"><text:tab/><text:tab/><text:tab/>mv "$backupDir/$1" "$backupDir/$1.$currentDate"</text:p>
      <text:p text:style-name="P44"><text:tab/><text:tab/><text:tab/>cp -r "$workingDir/$1" "$backupDir/$1"</text:p>
      <text:p text:style-name="P44"><text:tab/><text:tab/><text:tab/>modifyString="$modifyString $1-&gt;$1.$currentDate"</text:p>
      <text:p text:style-name="P44"><text:tab/><text:tab/><text:tab/>addString="$addString $1"</text:p>
      <text:p text:style-name="P44"><text:tab/><text:tab/>fi</text:p>
      <text:p text:style-name="P44"><text:tab/>else</text:p>
      <text:p text:style-name="P44"><text:tab/><text:tab/>cp -r "$workingDir/$1" "$backupDir/$1"</text:p>
      <text:p text:style-name="P44"><text:tab/><text:tab/>addString="$addString $1"</text:p>
      <text:p text:style-name="P44"><text:tab/>fi</text:p>
      <text:p text:style-name="P44">}</text:p>
      <text:p text:style-name="P44"/>
      <text:p text:style-name="P44">#filesInCurrentDir содержит имена всех файлов и папок в $workingDir, кроме '.' и '..'</text:p>
      <text:p text:style-name="P44">filesInCurrentDir=()</text:p>
      <text:p text:style-name="P44">IFS=$'\n' read -r -d '' -a filesInCurrentDir &lt; &lt;( ls -a "$workingDir" | grep -E -v "^\.\.?$" &amp;&amp; printf '\0' )</text:p>
      <text:p text:style-name="P44">for i in ${filesInCurrentDir[*]}</text:p>
      <text:p text:style-name="P44">do</text:p>
      <text:p text:style-name="P44"><text:soft-page-break/><text:tab/>makeBackup "$i"</text:p>
      <text:p text:style-name="P44">done</text:p>
      <text:p text:style-name="P44"/>
      <text:p text:style-name="P44">#Вывод в журнал</text:p>
      <text:p text:style-name="P44">echo "New backup in $backupDir. $currentDate" &gt;&gt; "$HOME/backup-report"</text:p>
      <text:p text:style-name="P44">echo "Modified files: $modifyString" &gt;&gt; "$HOME/backup-report"</text:p>
      <text:p text:style-name="P44">echo "Added files: $addString" &gt;&gt; "$HOME/backup-report"</text:p>
      <text:p text:style-name="P44">echo &gt;&gt; "$HOME/backup-report"</text:p>
      <text:p text:style-name="P28"/>
      <text:p text:style-name="P40"><text:span text:style-name="T22">4. Restorebackup.</text:span></text:p>
      <text:p text:style-name="P38"/>
      <text:p text:style-name="P28">Код скрипта:</text:p>
      <text:p text:style-name="P44">#!/bin/bash</text:p>
      <text:p text:style-name="P44"/>
      <text:p text:style-name="P44">workingDir=$HOME/listtask</text:p>
      <text:p text:style-name="P44">currentDate=`date +%Y'-'%m'-'%d`</text:p>
      <text:p text:style-name="P44">lastDate=`ls "$HOME" | grep "^Backup-" | sed "s/^Backup-//" | sort -r | head -n 1`</text:p>
      <text:p text:style-name="P44"/>
      <text:p text:style-name="P44">#Проверка на то, что католог существует</text:p>
      <text:p text:style-name="P44">if ! [ -e $workingDir ]</text:p>
      <text:p text:style-name="P44">then</text:p>
      <text:p text:style-name="P44"><text:tab/>echo "No target directory to make backup"</text:p>
      <text:p text:style-name="P44"><text:tab/>exit 1</text:p>
      <text:p text:style-name="P44">fi</text:p>
      <text:p text:style-name="P44"/>
      <text:p text:style-name="P44">#Проверяет когда был последний бэкап и определяет папку в которую производим бэкап</text:p>
      <text:p text:style-name="P44">if [ "$lastDate" == "" ]</text:p>
      <text:p text:style-name="P44">then</text:p>
      <text:p text:style-name="P44"><text:tab/>echo "No backup found"</text:p>
      <text:p text:style-name="P44"><text:tab/>exit 1</text:p>
      <text:p text:style-name="P44">fi</text:p>
      <text:p text:style-name="P44"/>
      <text:p text:style-name="P44">backupDir="$HOME/Backup-$lastDate"</text:p>
      <text:p text:style-name="P44"/>
      <text:p text:style-name="P44">#filesInCurrentDir содержит имена всех файлов и папок в $workingDir, кроме '.' и '..'</text:p>
      <text:p text:style-name="P44">filesInCurrentDir=()</text:p>
      <text:p text:style-name="P44">#Из listOfMainFiles в цикле исключаются все версионные сохранения</text:p>
      <text:p text:style-name="P44">listOfMainFiles=`ls -a "$backupDir" | grep -E -v "^\.\.?$"`</text:p>
      <text:p text:style-name="P44"><text:soft-page-break/>IFS=$'\n' read -r -d '' -a filesInCurrentDir &lt; &lt;( echo "$listOfMainFiles" &amp;&amp; printf '\0' )</text:p>
      <text:p text:style-name="P44">for i in ${filesInCurrentDir[*]}</text:p>
      <text:p text:style-name="P44">do</text:p>
      <text:p text:style-name="P44"><text:tab/>listOfMainFiles=`echo "$listOfMainFiles" | grep -v "^$i\."`</text:p>
      <text:p text:style-name="P44">done</text:p>
      <text:p text:style-name="P44"/>
      <text:p text:style-name="P44">unset filesInCurrentDir</text:p>
      <text:p text:style-name="P44">#Очищает рабочую папку</text:p>
      <text:p text:style-name="P44">IFS=$'\n' read -r -d '' -a filesInCurrentDir &lt; &lt;( ls -a "$workingDir" | grep -E -v "^\.\.?$" &amp;&amp; printf '\0' )</text:p>
      <text:p text:style-name="P44">for i in ${filesInCurrentDir[*]}</text:p>
      <text:p text:style-name="P44">do</text:p>
      <text:p text:style-name="P44"><text:tab/>rm -r "$workingDir/$i"</text:p>
      <text:p text:style-name="P44">done</text:p>
      <text:p text:style-name="P44"/>
      <text:p text:style-name="P44">unset filesInCurrentDir</text:p>
      <text:p text:style-name="P44">#Копируем оригинальные файлы</text:p>
      <text:p text:style-name="P44">IFS=$'\n' read -r -d '' -a filesInCurrentDir &lt; &lt;( echo "$listOfMainFiles" &amp;&amp; printf '\0' )</text:p>
      <text:p text:style-name="P44">for i in ${filesInCurrentDir[*]}</text:p>
      <text:p text:style-name="P44">do</text:p>
      <text:p text:style-name="P44"><text:tab/>cp -r "$backupDir/$i" "$workingDir/$i"</text:p>
      <text:p text:style-name="P44">done</text:p>
      <text:p text:style-name="P44"/>
      <text:p text:style-name="P44"/>
      <text:p text:style-name="P40"><text:span text:style-name="T22">5. Menu.</text:span></text:p>
      <text:p text:style-name="P38"/>
      <text:p text:style-name="P28">Код скрипта:</text:p>
      <text:p text:style-name="P44">#!/bin/bash</text:p>
      <text:p text:style-name="P44"/>
      <text:p text:style-name="P44">#Регулярное выражение соответсвующее числу от 1 -5</text:p>
      <text:p text:style-name="P44">number='^[1-5]$'</text:p>
      <text:p text:style-name="P44"/>
      <text:p text:style-name="P44">while true</text:p>
      <text:p text:style-name="P44">do</text:p>
      <text:p text:style-name="P44"><text:tab/>echo "Choose what to do:"</text:p>
      <text:p text:style-name="P44"><text:tab/>echo "1) remftrash"</text:p>
      <text:p text:style-name="P44"><text:tab/>echo "2) unftrash"</text:p>
      <text:p text:style-name="P44"><text:tab/>echo "3) makebackup"</text:p>
      <text:p text:style-name="P44"><text:tab/>echo "4) restorebackup"</text:p>
      <text:p text:style-name="P44"><text:tab/>echo "5) exit"</text:p>
      <text:p text:style-name="P44"><text:tab/>echo "---------"</text:p>
      <text:p text:style-name="P44"><text:tab/></text:p>
      <text:p text:style-name="P44"><text:soft-page-break/><text:tab/>#Считываем выбор</text:p>
      <text:p text:style-name="P44"><text:tab/>read buf</text:p>
      <text:p text:style-name="P44"><text:tab/>#Проверка на подходящее число</text:p>
      <text:p text:style-name="P44"><text:tab/>if ! [[ $buf =~ $number ]]</text:p>
      <text:p text:style-name="P44"><text:tab/>then</text:p>
      <text:p text:style-name="P44"><text:tab/> <text:s text:c="2"/>echo "error: $buf is not a number between 1 and 5" &gt;&amp;2</text:p>
      <text:p text:style-name="P44"><text:tab/> <text:s text:c="2"/>exit 1</text:p>
      <text:p text:style-name="P44"><text:tab/>fi</text:p>
      <text:p text:style-name="P44"><text:tab/></text:p>
      <text:p text:style-name="P44"><text:tab/>#Обработка в зависимости от выбранного числа</text:p>
      <text:p text:style-name="P44"><text:tab/>case $buf in</text:p>
      <text:p text:style-name="P44"><text:tab/>"1" )</text:p>
      <text:p text:style-name="P44"><text:tab/>echo "Write a file name"</text:p>
      <text:p text:style-name="P44"><text:tab/>read word</text:p>
      <text:p text:style-name="P44"><text:tab/>./remftrash "$word"</text:p>
      <text:p text:style-name="P44"><text:tab/>;;</text:p>
      <text:p text:style-name="P44"><text:tab/>"2" )</text:p>
      <text:p text:style-name="P44"><text:tab/>echo "Write a file name"</text:p>
      <text:p text:style-name="P44"><text:tab/>read word</text:p>
      <text:p text:style-name="P44"><text:tab/>./unftrash "$word"</text:p>
      <text:p text:style-name="P44"><text:tab/>;;</text:p>
      <text:p text:style-name="P44"><text:tab/>"3" )</text:p>
      <text:p text:style-name="P44"><text:tab/>./makebackup</text:p>
      <text:p text:style-name="P44"><text:tab/>;;</text:p>
      <text:p text:style-name="P44"><text:tab/>"4" )</text:p>
      <text:p text:style-name="P44"><text:tab/>./restorebackup</text:p>
      <text:p text:style-name="P44"><text:tab/>;;</text:p>
      <text:p text:style-name="P44"><text:tab/>"5" )</text:p>
      <text:p text:style-name="P44"><text:tab/>break</text:p>
      <text:p text:style-name="P44"><text:tab/>;;</text:p>
      <text:p text:style-name="P44"><text:tab/>esac</text:p>
      <text:p text:style-name="P44"><text:tab/>echo</text:p>
      <text:p text:style-name="P44">do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NewPS-BoldMT" svg:font-family="CourierNewPS-BoldMT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NewPS-BoldMT1" svg:font-family="CourierNewPS-BoldMT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TimesNewRomanPS-BoldMT1" svg:font-family="TimesNewRomanPS-BoldMT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size-asian="14pt" style:font-name-complex="TimesNewRomanPSMT1" style:font-family-complex="TimesNewRomanPSMT" style:font-family-generic-complex="system" style:font-pitch-complex="variable"/>
    </style:style>
    <style:style style:name="ListLabel_20_2" style:display-name="ListLabel 2" style:family="text">
      <style:text-properties fo:font-weight="normal" style:font-weight-asian="normal" style:font-name-complex="TimesNewRomanPSMT1" style:font-family-complex="TimesNewRomanPSMT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lsey</meta:initial-creator>
    <meta:editing-cycles>7</meta:editing-cycles>
    <meta:creation-date>2021-04-28T05:27:00</meta:creation-date>
    <dc:date>2021-07-12T05:13:48.273278072</dc:date>
    <meta:editing-duration>PT1H17M14S</meta:editing-duration>
    <meta:generator>LibreOffice/6.4.7.2$Linux_X86_64 LibreOffice_project/40$Build-2</meta:generator>
    <meta:document-statistic meta:table-count="0" meta:image-count="0" meta:object-count="0" meta:page-count="11" meta:paragraph-count="332" meta:word-count="1636" meta:character-count="11654" meta:non-whitespace-character-count="102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